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subtitle">
      <style:graphic-properties draw:fill-color="#ffffff" draw:auto-grow-height="true" fo:min-height="15.593cm"/>
    </style:style>
    <style:style style:name="pr2" style:family="presentation" style:parent-style-name="forest-notes">
      <style:graphic-properties draw:fill-color="#ffffff" fo:min-height="12.572cm"/>
    </style:style>
    <style:style style:name="P1" style:family="paragraph">
      <style:paragraph-properties fo:margin-left="0cm" fo:margin-right="0cm" fo:line-height="100%" fo:text-indent="0cm"/>
    </style:style>
    <style:style style:name="P2" style:family="paragraph">
      <style:text-properties fo:font-family="Cantarell" style:font-pitch="variable" fo:font-size="48pt" style:font-size-asian="48pt" style:font-size-complex="48pt"/>
    </style:style>
    <style:style style:name="P3" style:family="paragraph">
      <style:text-properties fo:font-size="26.3999996185303pt"/>
    </style:style>
    <style:style style:name="P4" style:family="paragraph">
      <style:paragraph-properties fo:text-align="start"/>
    </style:style>
    <style:style style:name="P5" style:family="paragraph">
      <style:paragraph-properties fo:text-align="start"/>
      <style:text-properties fo:font-family="Courier" style:font-family-generic="modern" style:font-pitch="fixed"/>
    </style:style>
    <style:style style:name="P6" style:family="paragraph">
      <style:paragraph-properties fo:text-align="start"/>
      <style:text-properties fo:font-family="Courier" style:font-family-generic="modern" style:font-pitch="fixed" fo:font-size="48pt" style:font-size-asian="48pt" style:font-size-complex="48pt"/>
    </style:style>
    <style:style style:name="P7" style:family="paragraph">
      <style:paragraph-properties fo:text-align="center"/>
      <style:text-properties fo:font-family="Courier" style:font-family-generic="modern" style:font-pitch="fixed"/>
    </style:style>
    <style:style style:name="P8" style:family="paragraph">
      <style:paragraph-properties fo:text-align="center"/>
      <style:text-properties fo:font-family="Cantarell"/>
    </style:style>
    <style:style style:name="P9" style:family="paragraph">
      <style:paragraph-properties fo:text-align="start"/>
      <style:text-properties fo:font-family="Cantarell" fo:font-size="48pt" style:font-size-asian="48pt" style:font-size-complex="48pt"/>
    </style:style>
    <style:style style:name="P10" style:family="paragraph">
      <style:paragraph-properties fo:text-align="center"/>
      <style:text-properties fo:font-family="Cantarell" fo:font-size="48pt"/>
    </style:style>
    <style:style style:name="P11" style:family="paragraph">
      <style:paragraph-properties fo:text-align="center"/>
      <style:text-properties fo:font-family="Cantarell" fo:font-size="48pt" style:font-size-asian="48pt" style:font-size-complex="48pt"/>
    </style:style>
    <style:style style:name="P12" style:family="paragraph">
      <style:text-properties fo:font-size="48pt"/>
    </style:style>
    <style:style style:name="P13" style:family="paragraph">
      <style:paragraph-properties fo:text-align="start"/>
      <style:text-properties fo:font-size="48pt"/>
    </style:style>
    <style:style style:name="P14" style:family="paragraph">
      <style:paragraph-properties fo:text-align="start"/>
      <style:text-properties fo:font-family="Courier" style:font-family-generic="modern" style:font-pitch="fixed"/>
    </style:style>
    <style:style style:name="P15" style:family="paragraph">
      <style:paragraph-properties fo:text-align="start"/>
      <style:text-properties fo:font-family="Cantarell"/>
    </style:style>
    <style:style style:name="T1" style:family="text">
      <style:text-properties fo:font-family="Cantarell" style:font-pitch="variable" fo:font-size="48pt" style:font-size-asian="48pt" style:font-size-complex="48pt"/>
    </style:style>
    <style:style style:name="T2" style:family="text">
      <style:text-properties fo:font-family="Cantarell" style:font-pitch="variable" fo:font-size="28pt" style:font-size-asian="28pt" style:font-size-complex="28pt"/>
    </style:style>
    <style:style style:name="T3" style:family="text">
      <style:text-properties fo:font-size="26.3999996185303pt"/>
    </style:style>
    <style:style style:name="T4" style:family="text">
      <style:text-properties fo:font-family="Courier" style:font-family-generic="modern" style:font-pitch="fixed" fo:font-size="48pt" style:font-size-asian="48pt" style:font-size-complex="48pt"/>
    </style:style>
    <style:style style:name="T5" style:family="text">
      <style:text-properties fo:font-family="Cantarell" fo:font-size="48pt" style:font-size-asian="48pt" style:font-size-complex="48pt"/>
    </style:style>
    <style:style style:name="T6" style:family="text">
      <style:text-properties fo:font-family="Courier" style:font-family-generic="modern" style:font-pitch="fixed" fo:font-size="48pt" style:font-size-asian="48pt" style:font-size-complex="48pt"/>
    </style:style>
    <style:style style:name="T7" style:family="text">
      <style:text-properties fo:font-family="Cantarell" fo:font-size="40pt" style:font-size-asian="40pt" style:font-size-complex="40pt"/>
    </style:style>
    <style:style style:name="T8" style:family="text">
      <style:text-properties fo:font-family="Courier" style:font-family-generic="modern" style:font-pitch="fixed" fo:font-size="38pt" style:font-size-asian="38pt" style:font-size-complex="38pt"/>
    </style:style>
    <style:style style:name="T9" style:family="text">
      <style:text-properties fo:font-family="Cantarell" fo:font-size="38pt" style:font-size-asian="38pt" style:font-size-complex="3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 presentation:presentation-page-layout-name="AL1T32" xml:id="id1" draw:id="id1">
        <office:forms form:automatic-focus="false" form:apply-design-mode="false"/>
        <draw:frame presentation:style-name="pr1" draw:text-style-name="P2" draw:layer="layout" svg:width="24.5cm" svg:height="17.554cm" svg:x="1.5cm" svg:y="0.52cm" presentation:class="subtitle" presentation:user-transformed="true">
          <draw:text-box>
            <text:p text:style-name="P1"><text:span text:style-name="T1"/></text:p>
            <text:p text:style-name="P1"><text:span text:style-name="T1"/></text:p>
            <text:p text:style-name="P1"><text:span text:style-name="T1"/></text:p>
            <text:p text:style-name="P1"><text:span text:style-name="T1">Intro to Git and GitHub</text:span></text:p>
            <text:p text:style-name="P1"><text:span text:style-name="T1">Branching and merging</text:span></text:p>
            <text:p text:style-name="P1"><text:span text:style-name="T1"><text:line-break/></text:span><text:span text:style-name="T2">Selena Deckelmann</text:span></text:p>
            <text:p text:style-name="P1"><text:span text:style-name="T2">Data Architect, Mozilla</text:span><text:span text:style-name="T2"><text:line-break/></text:span><text:span text:style-name="T2">@selenamarie - selena@chesnok.com</text:span></text:p>
          </draw:text-box>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1" presentation:class="page"/>
          <draw:frame presentation:style-name="pr2" draw:text-style-name="P3" draw:layer="layout" svg:width="17.271cm" svg:height="13.534cm" svg:x="2.159cm" svg:y="13.271cm" presentation:class="notes" presentation:user-transformed="true">
            <draw:text-box>
              <text:p><text:span text:style-name="T3">Great to be at LISA. The first technical conference I ever attended was LISA in 1997. And the image that's stuck in my head ever since was costume party where a guy showed up wrapped in Saran Wrap, and wrote 'TCP' in sharpie across his chest. Get it? Yeah, TCPWrappers.</text:span></text:p>
              <text:p><text:span text:style-name="T3">So it's a real privilege to be here. Many thanks to Carolyn for inviting me to talk about something that's become incredibly important to me in the last few years.</text:span></text:p>
            </draw:text-box>
          </draw:frame>
        </presentation:notes>
      </draw:page>
      <draw:page draw:name="page2" draw:style-name="dp1" draw:master-page-name="forest" presentation:presentation-page-layout-name="AL1T32" xml:id="id2" draw:id="id2">
        <office:forms form:automatic-focus="false" form:apply-design-mode="false"/>
        <draw:frame presentation:style-name="pr1" draw:text-style-name="P2" draw:layer="layout" svg:width="24.5cm" svg:height="15.593cm" svg:x="1.5cm" svg:y="1.5cm" presentation:class="subtitle">
          <draw:text-box>
            <text:p><text:span text:style-name="T1">How we'll work together today</text:span></text:p>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3" draw:style-name="dp1" draw:master-page-name="forest" presentation:presentation-page-layout-name="AL1T32" xml:id="id3" draw:id="id3">
        <office:forms form:automatic-focus="false" form:apply-design-mode="false"/>
        <draw:frame presentation:style-name="pr1" draw:text-style-name="P2" draw:layer="layout" svg:width="24.5cm" svg:height="15.593cm" svg:x="1.5cm" svg:y="1.5cm" presentation:class="subtitle">
          <draw:text-box>
            <text:p><text:span text:style-name="T1">Pairing</text:span></text:p>
            <text:p><text:span text:style-name="T1">Drawing</text:span></text:p>
            <text:p><text:span text:style-name="T1">Flashcards</text:span></text:p>
            <text:p><text:span text:style-name="T1">Hacking</text:span></text:p>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4" draw:style-name="dp1" draw:master-page-name="forest" presentation:presentation-page-layout-name="AL1T32" xml:id="id4" draw:id="id4">
        <office:forms form:automatic-focus="false" form:apply-design-mode="false"/>
        <draw:frame presentation:style-name="pr1" draw:text-style-name="P2" draw:layer="layout" svg:width="24.5cm" svg:height="15.593cm" svg:x="1.5cm" svg:y="1.5cm" presentation:class="subtitle">
          <draw:text-box>
            <text:p><text:span text:style-name="T1">Revision Control System:</text:span></text:p>
            <text:p><text:span text:style-name="T1">What is it?</text:span></text:p>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5" draw:style-name="dp1" draw:master-page-name="forest" presentation:presentation-page-layout-name="AL1T32" xml:id="id5" draw:id="id5">
        <office:forms form:automatic-focus="false" form:apply-design-mode="false"/>
        <draw:frame presentation:style-name="pr1" draw:text-style-name="P2" draw:layer="layout" svg:width="24.5cm" svg:height="15.593cm" svg:x="1.5cm" svg:y="1.5cm" presentation:class="subtitle">
          <draw:text-box>
            <text:p><text:span text:style-name="T1">“</text:span><text:span text:style-name="T1">A process for managing changes.”</text:span></text:p>
          </draw:text-box>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6" draw:style-name="dp1" draw:master-page-name="forest" presentation:presentation-page-layout-name="AL1T32" xml:id="id6" draw:id="id6">
        <office:forms form:automatic-focus="false" form:apply-design-mode="false"/>
        <draw:frame presentation:style-name="pr1" draw:text-style-name="P2" draw:layer="layout" svg:width="24.5cm" svg:height="15.593cm" svg:x="1.5cm" svg:y="1.5cm" presentation:class="subtitle">
          <draw:text-box>
            <text:p><text:span text:style-name="T1">Google Docs, autosave and </text:span><text:span text:style-name="T1"><text:line-break/></text:span><text:span text:style-name="T1">Revision Control</text:span></text:p>
          </draw:text-box>
        </draw:frame>
        <anim:par presentation:node-type="timing-root">
          <anim:par smil:begin="id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7" draw:style-name="dp1" draw:master-page-name="forest" presentation:presentation-page-layout-name="AL1T32" xml:id="id7" draw:id="id7">
        <office:forms form:automatic-focus="false" form:apply-design-mode="false"/>
        <draw:frame presentation:style-name="pr1" draw:text-style-name="P2" draw:layer="layout" svg:width="24.5cm" svg:height="15.593cm" svg:x="1.5cm" svg:y="1.5cm" presentation:class="subtitle">
          <draw:text-box>
            <text:p><text:span text:style-name="T1">Repo</text:span></text:p>
            <text:p><text:span text:style-name="T1">Branch</text:span></text:p>
            <text:p><text:span text:style-name="T1">Working copy</text:span></text:p>
            <text:p><text:span text:style-name="T1">Directory</text:span></text:p>
            <text:p><text:span text:style-name="T1">Files</text:span></text:p>
            <text:p><text:span text:style-name="T1">HEAD</text:span></text:p>
          </draw:text-box>
        </draw:frame>
        <anim:par presentation:node-type="timing-root">
          <anim:par smil:begin="id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8" draw:style-name="dp1" draw:master-page-name="forest" presentation:presentation-page-layout-name="AL1T32" xml:id="id8" draw:id="id8">
        <office:forms form:automatic-focus="false" form:apply-design-mode="false"/>
        <draw:frame presentation:style-name="pr1" draw:text-style-name="P2" draw:layer="layout" svg:width="24.5cm" svg:height="15.593cm" svg:x="1.5cm" svg:y="1.5cm" presentation:class="subtitle">
          <draw:text-box>
            <text:p><text:span text:style-name="T1">Commit</text:span></text:p>
            <text:p><text:span text:style-name="T1">Checkout</text:span></text:p>
            <text:p><text:span text:style-name="T1">Undo</text:span></text:p>
          </draw:text-box>
        </draw:frame>
        <anim:par presentation:node-type="timing-root">
          <anim:par smil:begin="id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9" draw:style-name="dp1" draw:master-page-name="forest" presentation:presentation-page-layout-name="AL1T32" xml:id="id9" draw:id="id9">
        <office:forms form:automatic-focus="false" form:apply-design-mode="false"/>
        <draw:frame presentation:style-name="pr1" draw:text-style-name="P2" draw:layer="layout" svg:width="24.5cm" svg:height="15.593cm" svg:x="1.5cm" svg:y="1.5cm" presentation:class="subtitle">
          <draw:text-box>
            <text:p><text:span text:style-name="T1">Creating and managing </text:span><text:span text:style-name="T1"><text:line-break/></text:span><text:span text:style-name="T1">files in a repo</text:span></text:p>
          </draw:text-box>
        </draw:frame>
        <anim:par presentation:node-type="timing-root">
          <anim:par smil:begin="id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0" draw:style-name="dp1" draw:master-page-name="forest" presentation:presentation-page-layout-name="AL1T32" xml:id="id10" draw:id="id10">
        <office:forms form:automatic-focus="false" form:apply-design-mode="false"/>
        <draw:frame presentation:style-name="pr1" draw:text-style-name="P2" draw:layer="layout" svg:width="24.5cm" svg:height="15.593cm" svg:x="1.5cm" svg:y="1.5cm" presentation:class="subtitle">
          <draw:text-box>
            <text:p><text:span text:style-name="T1">Investigation tools:</text:span></text:p>
            <text:p><text:span text:style-name="T1"/></text:p>
            <text:p text:style-name="P4"><text:span text:style-name="T4"><text:s text:c="2"/></text:span><text:span text:style-name="T4">git status</text:span></text:p>
            <text:p text:style-name="P4"><text:span text:style-name="T4"><text:s text:c="2"/></text:span><text:span text:style-name="T4">git log</text:span></text:p>
            <text:p text:style-name="P4"><text:span text:style-name="T4"><text:s text:c="2"/></text:span><text:span text:style-name="T4">git branch</text:span></text:p>
            <text:p text:style-name="P4"><text:span text:style-name="T4"><text:s text:c="2"/></text:span><text:span text:style-name="T4">git show</text:span></text:p>
            <text:p text:style-name="P4"><text:span text:style-name="T4"/></text:p>
          </draw:text-box>
        </draw:frame>
        <anim:par presentation:node-type="timing-root">
          <anim:par smil:begin="id1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0"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1" draw:style-name="dp1" draw:master-page-name="forest" presentation:presentation-page-layout-name="AL1T32" xml:id="id11" draw:id="id11">
        <office:forms form:automatic-focus="false" form:apply-design-mode="false"/>
        <draw:frame presentation:style-name="pr1" draw:text-style-name="P2" draw:layer="layout" svg:width="24.5cm" svg:height="15.593cm" svg:x="1.5cm" svg:y="1.5cm" presentation:class="subtitle">
          <draw:text-box>
            <text:p><text:span text:style-name="T1">Undo tools:</text:span></text:p>
            <text:p><text:span text:style-name="T1"/></text:p>
            <text:p text:style-name="P4"><text:span text:style-name="T4"><text:s text:c="2"/></text:span><text:span text:style-name="T4">git reset HEAD</text:span></text:p>
            <text:p text:style-name="P4"><text:span text:style-name="T4"><text:s text:c="2"/></text:span><text:span text:style-name="T4">git checkout [file]</text:span></text:p>
          </draw:text-box>
        </draw:frame>
        <anim:par presentation:node-type="timing-root">
          <anim:par smil:begin="id1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2" draw:style-name="dp1" draw:master-page-name="forest" presentation:presentation-page-layout-name="AL1T32" xml:id="id12" draw:id="id12">
        <office:forms form:automatic-focus="false" form:apply-design-mode="false"/>
        <draw:frame presentation:style-name="pr1" draw:text-style-name="P6" draw:layer="layout" svg:width="24.5cm" svg:height="15.593cm" svg:x="1.5cm" svg:y="1.5cm" presentation:class="subtitle" presentation:user-transformed="true">
          <draw:text-box>
            <text:p text:style-name="P5"><text:span text:style-name="T4">mkdir myrepo</text:span></text:p>
            <text:p text:style-name="P5"><text:span text:style-name="T4">cd myrepo</text:span></text:p>
            <text:p text:style-name="P5"><text:span text:style-name="T4">git init</text:span></text:p>
            <text:p text:style-name="P5"><text:span text:style-name="T4">git add README.txt</text:span></text:p>
            <text:p text:style-name="P5"><text:span text:style-name="T4">git commit -m \</text:span><text:span text:style-name="T4"><text:line-break/></text:span><text:span text:style-name="T4"> <text:s text:c="2"/>“Adding a README”</text:span></text:p>
          </draw:text-box>
        </draw:frame>
        <anim:par presentation:node-type="timing-root">
          <anim:par smil:begin="id1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3" draw:style-name="dp1" draw:master-page-name="forest" presentation:presentation-page-layout-name="AL1T32" xml:id="id13" draw:id="id13">
        <office:forms form:automatic-focus="false" form:apply-design-mode="false"/>
        <draw:frame presentation:style-name="pr1" draw:text-style-name="P6" draw:layer="layout" svg:width="24.5cm" svg:height="15.593cm" svg:x="1.5cm" svg:y="1.5cm" presentation:class="subtitle" presentation:user-transformed="true">
          <draw:text-box>
            <text:p text:style-name="P7"><text:span text:style-name="T4">DEMO</text:span></text:p>
          </draw:text-box>
        </draw:frame>
        <anim:par presentation:node-type="timing-root">
          <anim:par smil:begin="id1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4" draw:style-name="dp1" draw:master-page-name="forest" presentation:presentation-page-layout-name="AL1T32" xml:id="id14" draw:id="id14">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Now you try it!</text:span></text:p>
          </draw:text-box>
        </draw:frame>
        <anim:par presentation:node-type="timing-root">
          <anim:par smil:begin="id1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5" draw:style-name="dp1" draw:master-page-name="forest" presentation:presentation-page-layout-name="AL1T32" xml:id="id15" draw:id="id15">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Branching!</text:span></text:p>
          </draw:text-box>
        </draw:frame>
        <anim:par presentation:node-type="timing-root">
          <anim:par smil:begin="id1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6" draw:style-name="dp1" draw:master-page-name="forest" presentation:presentation-page-layout-name="AL1T32" xml:id="id16" draw:id="id16">
        <office:forms form:automatic-focus="false" form:apply-design-mode="false"/>
        <draw:frame presentation:style-name="pr1" draw:text-style-name="P6" draw:layer="layout" svg:width="24.5cm" svg:height="15.593cm" svg:x="1.5cm" svg:y="1.5cm" presentation:class="subtitle" presentation:user-transformed="true">
          <draw:text-box>
            <text:p text:style-name="P5"><text:span text:style-name="T4">git branch -b testbranch</text:span></text:p>
            <text:p text:style-name="P5"><text:span text:style-name="T4">git add README.txt</text:span></text:p>
            <text:p text:style-name="P5"><text:span text:style-name="T4">git commit -m \</text:span></text:p>
            <text:p text:style-name="P5"><text:span text:style-name="T4"><text:s text:c="2"/>“</text:span><text:span text:style-name="T4">Added my name”</text:span></text:p>
            <text:p text:style-name="P5"><text:span text:style-name="T4">git checkout master</text:span></text:p>
            <text:p text:style-name="P5"><text:span text:style-name="T4">git merge testbranch </text:span></text:p>
          </draw:text-box>
        </draw:frame>
        <anim:par presentation:node-type="timing-root">
          <anim:par smil:begin="id1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7" draw:style-name="dp1" draw:master-page-name="forest" presentation:presentation-page-layout-name="AL1T32" xml:id="id17" draw:id="id17">
        <office:forms form:automatic-focus="false" form:apply-design-mode="false"/>
        <draw:frame presentation:style-name="pr1" draw:text-style-name="P11" draw:layer="layout" svg:width="24.5cm" svg:height="15.593cm" svg:x="1.5cm" svg:y="1.5cm" presentation:class="subtitle" presentation:user-transformed="true">
          <draw:text-box>
            <text:p text:style-name="P10"><text:span text:style-name="T5">Now you try it!</text:span></text:p>
          </draw:text-box>
        </draw:frame>
        <anim:par presentation:node-type="timing-root">
          <anim:par smil:begin="id1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7" presentation:class="page"/>
          <draw:frame presentation:style-name="pr2"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18" draw:style-name="dp1" draw:master-page-name="forest" presentation:presentation-page-layout-name="AL1T32" xml:id="id18" draw:id="id18">
        <office:forms form:automatic-focus="false" form:apply-design-mode="false"/>
        <draw:frame presentation:style-name="pr1" draw:text-style-name="P2" draw:layer="layout" svg:width="24.5cm" svg:height="15.593cm" svg:x="1.5cm" svg:y="1.5cm" presentation:class="subtitle">
          <draw:text-box>
            <text:p text:style-name="P12"><text:span text:style-name="T1">Investigation tools:</text:span></text:p>
            <text:p text:style-name="P12"><text:span text:style-name="T1"/></text:p>
            <text:p text:style-name="P13"><text:span text:style-name="T4"><text:s text:c="2"/></text:span><text:span text:style-name="T4">git status</text:span></text:p>
            <text:p text:style-name="P13"><text:span text:style-name="T4"><text:s text:c="2"/></text:span><text:span text:style-name="T4">git log</text:span></text:p>
            <text:p text:style-name="P13"><text:span text:style-name="T4"><text:s text:c="2"/></text:span><text:span text:style-name="T4">git branch</text:span></text:p>
            <text:p text:style-name="P13"><text:span text:style-name="T4"><text:s text:c="2"/></text:span><text:span text:style-name="T4">git show</text:span></text:p>
            <text:p text:style-name="P13"><text:span text:style-name="T4"/></text:p>
          </draw:text-box>
        </draw:frame>
        <anim:par presentation:node-type="timing-root">
          <anim:par smil:begin="id1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8" presentation:class="page"/>
          <draw:frame presentation:style-name="pr2"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19" draw:style-name="dp1" draw:master-page-name="forest" presentation:presentation-page-layout-name="AL1T32" xml:id="id19" draw:id="id19">
        <office:forms form:automatic-focus="false" form:apply-design-mode="false"/>
        <draw:frame presentation:style-name="pr1" draw:text-style-name="P6" draw:layer="layout" svg:width="24.5cm" svg:height="15.593cm" svg:x="1.5cm" svg:y="1.5cm" presentation:class="subtitle" presentation:user-transformed="true">
          <draw:text-box>
            <text:p text:style-name="P7"><text:span text:style-name="T4">Pair up!</text:span></text:p>
            <text:p text:style-name="P7"><text:span text:style-name="T4"/></text:p>
            <text:p text:style-name="P7"><text:span text:style-name="T4">Person 1: Use index cards to make changes to your repo.</text:span></text:p>
            <text:p text:style-name="P7"><text:span text:style-name="T4"/></text:p>
            <text:p text:style-name="P7"><text:span text:style-name="T4">Person 2: Try to figure out what changed.</text:span></text:p>
          </draw:text-box>
        </draw:frame>
        <anim:par presentation:node-type="timing-root">
          <anim:par smil:begin="id1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0" draw:style-name="dp1" draw:master-page-name="forest" presentation:presentation-page-layout-name="AL1T32" xml:id="id20" draw:id="id20">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branch' show?</text:span></text:p>
          </draw:text-box>
        </draw:frame>
        <anim:par presentation:node-type="timing-root">
          <anim:par smil:begin="id2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1" draw:style-name="dp1" draw:master-page-name="forest" presentation:presentation-page-layout-name="AL1T32" xml:id="id21" draw:id="id21">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status' show?</text:span></text:p>
          </draw:text-box>
        </draw:frame>
        <anim:par presentation:node-type="timing-root">
          <anim:par smil:begin="id2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2" draw:style-name="dp1" draw:master-page-name="forest" presentation:presentation-page-layout-name="AL1T32" xml:id="id22" draw:id="id22">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log' show?</text:span></text:p>
          </draw:text-box>
        </draw:frame>
        <anim:par presentation:node-type="timing-root">
          <anim:par smil:begin="id2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3" draw:style-name="dp1" draw:master-page-name="forest" presentation:presentation-page-layout-name="AL1T32" xml:id="id23" draw:id="id23">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show' show?</text:span></text:p>
          </draw:text-box>
        </draw:frame>
        <anim:par presentation:node-type="timing-root">
          <anim:par smil:begin="id2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4" draw:style-name="dp1" draw:master-page-name="forest" presentation:presentation-page-layout-name="AL1T32" xml:id="id24" draw:id="id24">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HEAD / Index / Working copy</text:span></text:p>
          </draw:text-box>
        </draw:frame>
        <anim:par presentation:node-type="timing-root">
          <anim:par smil:begin="id2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5" draw:style-name="dp1" draw:master-page-name="forest" presentation:presentation-page-layout-name="AL1T32" xml:id="id25" draw:id="id25">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Fetch a repo from Github:</text:span></text:p>
            <text:p text:style-name="P8"><text:span text:style-name="T5"/></text:p>
            <text:p text:style-name="P14"><text:span text:style-name="T6">git clone [URL]</text:span></text:p>
            <text:p text:style-name="P14"><text:span text:style-name="T6">git checkout -b [branch]</text:span></text:p>
            <text:p text:style-name="P14"><text:span text:style-name="T6">git add README.md</text:span></text:p>
            <text:p text:style-name="P14"><text:span text:style-name="T6">git commit -m \</text:span><text:span text:style-name="T6"><text:line-break/></text:span><text:span text:style-name="T6"> <text:s text:c="2"/>“Adding a README”</text:span></text:p>
            <text:p text:style-name="P8"><text:span text:style-name="T5"/></text:p>
          </draw:text-box>
        </draw:frame>
        <anim:par presentation:node-type="timing-root">
          <anim:par smil:begin="id2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6" draw:style-name="dp1" draw:master-page-name="forest" presentation:presentation-page-layout-name="AL1T32" xml:id="id26" draw:id="id26">
        <office:forms form:automatic-focus="false" form:apply-design-mode="false"/>
        <draw:frame presentation:style-name="pr1" draw:text-style-name="P9" draw:layer="layout" svg:width="24.5cm" svg:height="15.628cm" svg:x="1.5cm" svg:y="1.483cm" presentation:class="subtitle" presentation:user-transformed="true">
          <draw:text-box>
            <text:p text:style-name="P8"><text:span text:style-name="T7">Fetch a repo from Github:</text:span></text:p>
            <text:p text:style-name="P14"><text:span text:style-name="T6"/></text:p>
            <text:p text:style-name="P14"><text:span text:style-name="T6">git add README.md</text:span></text:p>
            <text:p text:style-name="P14"><text:span text:style-name="T6">git commit -m \</text:span><text:span text:style-name="T6"><text:line-break/></text:span><text:span text:style-name="T6"> <text:s text:c="2"/>“Adding my name”</text:span></text:p>
            <text:p text:style-name="P14"><text:span text:style-name="T6">git push origin \</text:span></text:p>
            <text:p text:style-name="P14"><text:span text:style-name="T6"><text:s text:c="3"/></text:span><text:span text:style-name="T6">[branch]:[branch]</text:span></text:p>
            <text:p text:style-name="P8"><text:span text:style-name="T6"/></text:p>
            <text:p text:style-name="P8"><text:span text:style-name="T7">Go to Github and open a pull request.</text:span></text:p>
          </draw:text-box>
        </draw:frame>
        <anim:par presentation:node-type="timing-root">
          <anim:par smil:begin="id2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7" draw:style-name="dp1" draw:master-page-name="forest" presentation:presentation-page-layout-name="AL1T32" xml:id="id27" draw:id="id27">
        <office:forms form:automatic-focus="false" form:apply-design-mode="false"/>
        <draw:frame presentation:style-name="pr1" draw:text-style-name="P9" draw:layer="layout" svg:width="24.5cm" svg:height="15.593cm" svg:x="1.5cm" svg:y="1.501cm" presentation:class="subtitle" presentation:user-transformed="true">
          <draw:text-box>
            <text:p text:style-name="P14"><text:span text:style-name="T7">Add a remote: </text:span></text:p>
            <text:p text:style-name="P14"><text:span text:style-name="T7"/></text:p>
            <text:p text:style-name="P14"><text:span text:style-name="T8">git remote add [name] [URL]</text:span></text:p>
            <text:p text:style-name="P14"><text:span text:style-name="T8">git fetch</text:span></text:p>
            <text:p text:style-name="P14"><text:span text:style-name="T8"/></text:p>
            <text:p text:style-name="P14"><text:span text:style-name="T8">git checkout \</text:span></text:p>
            <text:p text:style-name="P14"><text:span text:style-name="T8"><text:s text:c="2"/></text:span><text:span text:style-name="T8">[name]/[branch] -b [branch]</text:span></text:p>
            <text:p text:style-name="P14"><text:span text:style-name="T8"/></text:p>
            <text:p text:style-name="P14"><text:span text:style-name="T8">git push origin \</text:span></text:p>
            <text:p text:style-name="P14"><text:span text:style-name="T8"><text:s text:c="2"/></text:span><text:span text:style-name="T8">[branch]:[branch]</text:span></text:p>
          </draw:text-box>
        </draw:frame>
        <anim:par presentation:node-type="timing-root">
          <anim:par smil:begin="id2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8" draw:style-name="dp1" draw:master-page-name="forest" presentation:presentation-page-layout-name="AL1T32" xml:id="id28" draw:id="id28">
        <office:forms form:automatic-focus="false" form:apply-design-mode="false"/>
        <draw:frame presentation:style-name="pr1" draw:text-style-name="P9" draw:layer="layout" svg:width="24.5cm" svg:height="15.593cm" svg:x="1.5cm" svg:y="1.501cm" presentation:class="subtitle" presentation:user-transformed="true">
          <draw:text-box>
            <text:p text:style-name="P15"><text:span text:style-name="T9">Merging with conflicts</text:span></text:p>
          </draw:text-box>
        </draw:frame>
        <anim:par presentation:node-type="timing-root">
          <anim:par smil:begin="id2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ackground" style:family="presentation">
      <style:graphic-properties draw:stroke="none" draw:fill="solid" draw:fill-color="#000000" style:repeat="stretch"/>
      <style:text-properties style:letter-kerning="true"/>
    </style:style>
    <style:style style:name="forest-backgroundobjects" style:family="presentation">
      <style:graphic-properties draw:shadow="hidden" draw:shadow-offset-x="0.3cm" draw:shadow-offset-y="0.3cm" draw:shadow-color="#808080">
        <text:list-style style:name="forest-backgroundobject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forest-outline1" style:family="presentation">
      <style:graphic-properties draw:stroke="none" draw:fill="none" draw:fill-image-width="0cm" draw:fill-image-height="0cm">
        <text:list-style style:name="forest-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Cantarell" style:font-style-name="Regular"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6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ntarell" style:font-family-generic="swiss" style:font-pitch="variable" fo:font-size="38.9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forest" style:page-layout-name="PM1" draw:style-name="Mdp1">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2.18cm" svg:x="1.5cm" svg:y="4.914cm" presentation:class="outline" presentation:placeholder="true">
        <draw:text-box/>
      </draw:frame>
      <draw:frame presentation:style-name="Mpr1" draw:text-style-name="MP3" draw:layer="backgroundobjects" svg:width="6.497cm" svg:height="1.442cm" svg:x="1.5cm" svg:y="19.434cm" presentation:class="date-time">
        <draw:text-box>
          <text:p text:style-name="MP3"><text:span text:style-name="MT1"><presentation:date-time/></text:span></text:p>
        </draw:text-box>
      </draw:frame>
      <draw:frame presentation:style-name="Mpr1" draw:text-style-name="MP4" draw:layer="backgroundobjects" svg:width="8.839cm" svg:height="1.442cm" svg:x="9.644cm" svg:y="19.434cm" presentation:class="footer">
        <draw:text-box>
          <text:p text:style-name="MP4"><text:span text:style-name="MT1"><presentation:footer/></text:span></text:p>
        </draw:text-box>
      </draw:frame>
      <draw:frame presentation:style-name="Mpr1"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0">
        <draw:page-thumbnail presentation:style-name="forest-title" draw:layer="backgroundobjects" svg:width="15.265cm" svg:height="10.476cm" svg:x="3.161cm" svg:y="2.123cm" presentation:class="page"/>
        <draw:frame presentation:style-name="fores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lena </meta:initial-creator>
    <meta:creation-date>2012-12-12T16:43:20</meta:creation-date>
    <dc:date>2014-03-02T14:20:15</dc:date>
    <dc:creator>Selena Deckelmann</dc:creator>
    <meta:editing-duration>P1DT10H33M56S</meta:editing-duration>
    <meta:editing-cycles>119</meta:editing-cycles>
    <meta:generator>OpenOffice/4.0.1$Unix OpenOffice.org_project/401m5$Build-9714</meta:generator>
    <meta:printed-by>Selena Deckelmann</meta:printed-by>
    <meta:print-date>2014-02-19T17:05:19</meta:print-date>
    <meta:document-statistic meta:object-count="105"/>
  </office:meta>
</office:document-meta>
</file>